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File.of( String path , byte [ ] 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File.of( String path , WritableContent writable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File.of( String path , InputStreamSource inputStream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File.of( String path , CharSequence charSequ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File.ResourceFile( String path ,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File.assertTh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